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D0000013EF0706DE0.jpg"/>
  <manifest:file-entry manifest:media-type="image/jpeg" manifest:full-path="Pictures/100000000000019200000192A250D7F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style:line-height-at-least="0.353cm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6" style:family="paragraph" style:parent-style-name="Text_20_body" style:master-page-name="Standard">
      <style:paragraph-properties fo:line-height="100%" fo:text-align="start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style:font-name="Arial"/>
    </style:style>
    <style:style style:name="P21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font-size="11pt" fo:language="ca" fo:country="ES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font-size="11pt" fo:language="ca" fo:country="ES" fo:font-style="normal" fo:font-weight="bold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8" style:family="text">
      <style:text-properties fo:font-variant="normal" fo:text-transform="none" fo:font-size="11pt" fo:language="ca" fo:country="ES" fo:font-style="italic" fo:font-weight="normal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9" style:family="text"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style:font-name="Arial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weight-asian="normal" style:font-name-complex="Ari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weight="normal" style:font-weight-asian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amen final M2 UF3 – Sistemes operatius lliures</text:p>
      <text:p text:style-name="P14"/>
      <text:p text:style-name="P15"><text:span text:style-name="T12">Avaluació RA1:</text:span> Instal·la sistemes operatius lliures, relacionant les seves característiques amb el maquinari de l’equip i el programari d’aplicació, i amb l’ajuda de documentació tècnica. </text:p>
      <text:p text:style-name="P15"/>
      <text:p text:style-name="P14">Recordatori nota UF3: <text:span text:style-name="T15">0,20 RA1 </text:span><text:span text:style-name="T14">+ 0,40 RA2 + 0,40 RA3</text:span></text:p>
      <text:p text:style-name="P14"><text:span text:style-name="T15"/></text:p>
      <text:p text:style-name="P13">Total punts: 7 punts + 15 punts + 17 punts : <text:tab/><text:tab/><text:tab/> / 39 punts</text:p>
      <text:p text:style-name="P13"/>
      <text:p text:style-name="P13">a. Instal·lació del sistema operatiu</text:p>
      <text:p text:style-name="P13"/>
      <text:p text:style-name="P13">Pregunta 1 <text:span text:style-name="T4">(2 punts). </text:span><text:span text:style-name="T13">Examina aquesta captura de pantalla : </text:span><text:a xlink:type="simple" xlink:href="http://bit.ly/1mXy7pj"><text:span text:style-name="T13">http://bit.ly/1mXy7pj</text:span></text:a></text:p>
      <text:p text:style-name="P19">Quants discs durs té aquesta màquina ?<text:tab/><text:tab/>Quantes particions ?</text:p>
      <text:p text:style-name="P19"/>
      <text:p text:style-name="P19"/>
      <text:p text:style-name="P21"><text:span text:style-name="T9">Pregunta 2 <text:s/></text:span><text:span text:style-name="T11">(2 punts). </text:span><text:span text:style-name="T10">Examina aquesta altra captura de pantalla: </text:span><text:a xlink:type="simple" xlink:href="http://bit.ly/1hsexPX">bit.ly/1hsexPX</text:a> </text:p>
      <text:p text:style-name="P21">En quina partició està el fitxer /home/ivaylo/carta.txt ? </text:p>
      <text:p text:style-name="P21">Quin sistema de fitxers utilitza aquesta partició ?</text:p>
      <text:p text:style-name="P21"/>
      <text:p text:style-name="P21"/>
      <text:p text:style-name="P19"><text:span text:style-name="T12">Pregunta 3 </text:span><text:span text:style-name="T5">(2 punts).</text:span><text:span text:style-name="T12"> <text:s/></text:span>Quants MegaBytes d'espai a disc té disponibles com a espai de memòria d'intercanvi el nostre servidor OpenSuse ? (Pista: comanda <text:span text:style-name="T16">free</text:span>)</text:p>
      <text:p text:style-name="P19"/>
      <text:p text:style-name="P19"/>
      <text:p text:style-name="P19"><text:span text:style-name="T12">Pregunta 4 </text:span><text:span text:style-name="T5">(1 punt).</text:span> Com es diu el nom del programa que es mostra en aquesta captura de pantalla ? <text:a xlink:type="simple" xlink:href="http://bit.ly/1iu751V">http://bit.ly/1iu751V</text:a></text:p>
      <text:p text:style-name="P19"><text:span text:style-name="T12"/></text:p>
      <text:p text:style-name="P13"/>
      <text:p text:style-name="P13">b. Instal·lació de programari a Ubuntu</text:p>
      <text:p text:style-name="P13"/>
      <text:p text:style-name="P19"><text:span text:style-name="T12">Pregunta 5</text:span> <text:span text:style-name="T5">(2 punts).</text:span> Executa el programa de buscar mines <text:span text:style-name="T16">freesweep</text:span>. Mostra-ho al professor.</text:p>
      <text:p text:style-name="P19"/>
      <text:p text:style-name="P19"/>
      <text:p text:style-name="P19"><text:span text:style-name="T12">Pregunta 6</text:span> <text:span text:style-name="T5">(2 punts). </text:span>Quants programes contenen la paraula “<text:span text:style-name="T16">greed</text:span>” en els repositoris d'Ubuntu ? Com ho has sabut ?</text:p>
      <text:p text:style-name="P19"/>
      <text:p text:style-name="P19"/>
      <text:p text:style-name="P19"/>
      <text:p text:style-name="P19"><text:soft-page-break/></text:p>
      <text:p text:style-name="P19"/>
      <text:p text:style-name="P19"><text:span text:style-name="T12">Pregunta 7</text:span> <text:span text:style-name="T5">(3 punts). </text:span>Quina és la pàgina web que apareix en la informació del paquet “<text:span text:style-name="T16">greed</text:span>” ? Com ho has sabut ?</text:p>
      <text:p text:style-name="P19"/>
      <text:p text:style-name="P19"/>
      <text:p text:style-name="P19"><text:span text:style-name="T12">Pregunta 8</text:span> <text:span text:style-name="T5">(5 punts). </text:span>Instal·la el servidor del joc del monopoli <text:span text:style-name="T16">capitalist</text:span> en la TEVA instal·lació d'Ubuntu: <text:a xlink:type="simple" xlink:href="http://intranet.escolaarrels.com/IC10/M2/software/">http://intranet.escolaarrels.com/IC10/M2/software/</text:a>. </text:p>
      <text:p text:style-name="P19">Mostra-ho al professor.</text:p>
      <text:p text:style-name="P19"/>
      <text:p text:style-name="P19"/>
      <text:p text:style-name="P13">Pregunta 9<text:span text:style-name="T13"> </text:span><text:span text:style-name="T4">(3 punts). </text:span><text:span text:style-name="T13">Quantes actualitzacions té pendents la TEVA instal·lació d'Ubuntu ? Com ho has sabut ?</text:span></text:p>
      <text:p text:style-name="P13"/>
      <text:p text:style-name="P13"/>
      <text:p text:style-name="P13">c. Instal·lació de programari a OpenSuse</text:p>
      <text:p text:style-name="P13"/>
      <text:p text:style-name="P13">Pregunta 10 <text:span text:style-name="T4">(3 punts) </text:span><text:span text:style-name="T13">Digues l'adreça de correu electrònic de la persona que manté el programa </text:span><text:span text:style-name="T17">GeoIP</text:span><text:span text:style-name="T13"> tal com apareix a la base de dades d'OpenSuse. <text:s/>Digues com ho has investigat.</text:span></text:p>
      <text:p text:style-name="P13"/>
      <text:p text:style-name="P13"/>
      <text:p text:style-name="P13">Pregunta 11 <text:span text:style-name="T4">(4 punts) </text:span><text:span text:style-name="T13">Digues la “baseURL” dels repositoris de programari que tenim </text:span>habilitats<text:span text:style-name="T13"> en el servidor OpenSuse (pista: </text:span><text:span text:style-name="T17">/etc/zypp/repos.d/</text:span><text:span text:style-name="T13">)</text:span></text:p>
      <text:p text:style-name="P13"><text:span text:style-name="T13"/></text:p>
      <text:p text:style-name="P13"><text:span text:style-name="T13"/></text:p>
      <text:p text:style-name="P13">Pregunta 12 <text:span text:style-name="T4">(3 punts) </text:span><text:span text:style-name="T13">Amb quina comanda puc veure el llistat d'actualitzacions pendents d'instal·lar ?</text:span></text:p>
      <text:p text:style-name="P13"/>
      <text:p text:style-name="P13"/>
      <text:p text:style-name="P13">Pregunta 13 <text:span text:style-name="T4">(4 punts) </text:span><text:span text:style-name="T13">Descarrega, compila i executa el joc Znake:</text:span></text:p>
      <text:p text:style-name="P19"><text:s/><text:a xlink:type="simple" xlink:href="http://intranet.escolaarrels.com/IC10/M2/software/znake-1.18.tar.gz">http://intranet.escolaarrels.com/IC10/M2/software/znake-1.18.tar.gz</text:a></text:p>
      <text:p text:style-name="P19">Mostra-ho al professor.</text:p>
      <text:p text:style-name="P19"/>
      <text:p text:style-name="P20"><text:span text:style-name="T7"/></text:p>
      <text:p text:style-name="P20"><text:span text:style-name="T7">Pregunta 14</text:span><text:span text:style-name="T8"> (3 punts)</text:span><text:span text:style-name="T6"> Crea un fitxer anomenat programari.gz que contingui un llistat amb els programes que tenim instal·lats en el servidor OpenSuse.</text:span></text:p>
      <text:p text:style-name="P20"><text:span text:style-name="T6">Mostra-ho al profess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style:keep-together="true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style:keep-together="false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style:keep-together="false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style:keep-together="false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style:keep-together="false"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style:keep-together="false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style:keep-together="false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style:keep-together="false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RA1</text:p></table:table-cell><table:table-cell table:style-name="Taula3.A2" office:value-type="string"><text:p text:style-name="MP4">Data: 10/04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IC10-1 M2 UF3</text:p></table:table-cell><table:table-cell table:style-name="Taula3.A2" office:value-type="string"><text:p text:style-name="MP2">Grup: IC10-1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1 M2 UF3 RA1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dc:title>TÍTOL DEL DOCUMENT (Fitxer/Propietats/Descripció)</dc:title>
    <meta:initial-creator>usuari</meta:initial-creator>
    <meta:creation-date>2006-06-15T15:14:00</meta:creation-date>
    <dc:date>2014-04-09T16:42:43.43</dc:date>
    <meta:print-date>2007-03-02T17:20:29</meta:print-date>
    <dc:language>es-ES</dc:language>
    <meta:editing-cycles>231</meta:editing-cycles>
    <meta:editing-duration>P1DT23H40M29S</meta:editing-duration>
    <meta:document-statistic meta:table-count="6" meta:image-count="5" meta:object-count="0" meta:page-count="2" meta:paragraph-count="51" meta:word-count="422" meta:character-count="2729" meta:non-whitespace-character-count="2336"/>
    <meta:user-defined meta:name="Info 1"/>
    <meta:user-defined meta:name="Info 2"/>
    <meta:user-defined meta:name="Info 3"/>
    <meta:user-defined meta:name="Info 4"/>
  </office:meta>
</office:document-meta>
</file>